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 fo:background-color="transparent">
        <style:background-image/>
      </style:table-properties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4" style:family="table-row">
      <style:table-row-properties fo:background-color="transparent">
        <style:background-image/>
      </style:table-row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3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5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17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9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e148a3" officeooo:paragraph-rsid="00e148a3" style:font-size-asian="14pt" style:font-style-asian="normal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paragraph-rsid="00812ca7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a1a9fa" officeooo:paragraph-rsid="00ccd33f" style:font-size-asian="12.6000003814697pt" style:font-weight-asian="normal" style:font-size-complex="14.3999996185303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c5bf9d" officeooo:paragraph-rsid="00c5bf9d" style:font-size-asian="12.6000003814697pt" style:font-weight-asian="normal" style:font-size-complex="14.3999996185303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e8b05c" officeooo:paragraph-rsid="00e8b05c" style:font-size-asian="12.6000003814697pt" style:font-weight-asian="normal" style:font-size-complex="14.3999996185303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c5eee" officeooo:paragraph-rsid="00a2a035" style:font-size-asian="12.6000003814697pt" style:font-weight-asian="bold" style:font-size-complex="14.399999618530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a2a035" officeooo:paragraph-rsid="00a2a035" style:font-size-asian="12.6000003814697pt" style:font-weight-asian="bold" style:font-size-complex="14.3999996185303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bold" officeooo:rsid="00eae59a" officeooo:paragraph-rsid="00eae59a" style:font-size-asian="12.6000003814697pt" style:font-style-asian="italic" style:font-weight-asian="bold" style:font-size-complex="14.3999996185303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alibri1" fo:font-size="16pt" style:text-underline-style="none" fo:font-weight="normal" officeooo:rsid="005b069d" officeooo:paragraph-rsid="00e5b067" style:font-size-asian="16pt" style:font-weight-asian="normal" style:font-size-complex="1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e8f65" officeooo:paragraph-rsid="00ee8f65" style:font-size-asian="12.6000003814697pt" style:font-style-asian="italic" style:font-weight-asian="normal" style:font-size-complex="14.3999996185303pt" style:font-style-complex="italic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edf893" officeooo:paragraph-rsid="00f6eee5" style:font-size-asian="12.6000003814697pt" style:font-style-asian="italic" style:font-weight-asian="normal" style:font-size-complex="14.3999996185303pt" style:font-style-complex="italic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bd28a" officeooo:paragraph-rsid="00fbd28a" style:font-size-asian="12.6000003814697pt" style:font-style-asian="italic" style:font-weight-asian="normal" style:font-size-complex="14.3999996185303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dca94" officeooo:paragraph-rsid="00fdeb4e" style:font-size-asian="12.6000003814697pt" style:font-style-asian="italic" style:font-weight-asian="normal" style:font-size-complex="14.3999996185303pt" style:font-style-complex="italic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fe4634" officeooo:paragraph-rsid="00fe4634" style:font-size-asian="12.6000003814697pt" style:font-style-asian="italic" style:font-weight-asian="normal" style:font-size-complex="14.3999996185303pt" style:font-style-complex="italic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6931" officeooo:paragraph-rsid="01016931" style:font-size-asian="12.6000003814697pt" style:font-style-asian="italic" style:font-weight-asian="normal" style:font-size-complex="14.3999996185303pt" style:font-style-complex="italic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1ee80" officeooo:paragraph-rsid="0101ee80" style:font-size-asian="12.6000003814697pt" style:font-style-asian="italic" style:font-weight-asian="normal" style:font-size-complex="14.3999996185303pt" style:font-style-complex="italic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102aa1b" officeooo:paragraph-rsid="0102aa1b" style:font-size-asian="12.6000003814697pt" style:font-style-asian="italic" style:font-weight-asian="normal" style:font-size-complex="14.3999996185303pt" style:font-style-complex="italic" style:font-weight-complex="normal"/>
    </style:style>
    <style:style style:name="T1" style:family="text">
      <style:text-properties officeooo:rsid="009fc20d"/>
    </style:style>
    <style:style style:name="T2" style:family="text">
      <style:text-properties officeooo:rsid="00a09926"/>
    </style:style>
    <style:style style:name="T3" style:family="text">
      <style:text-properties officeooo:rsid="00ccd33f"/>
    </style:style>
    <style:style style:name="T4" style:family="text">
      <style:text-properties officeooo:rsid="00f98071"/>
    </style:style>
    <style:style style:name="T5" style:family="text">
      <style:text-properties officeooo:rsid="00fc83af"/>
    </style:style>
    <style:style style:name="T6" style:family="text">
      <style:text-properties officeooo:rsid="00fec2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139732063431168">
          <table:table-cell table:style-name="Tableau1.A1" table:number-columns-spanned="4" office:value-type="string">
            <text:p text:style-name="P7">Activité 1: <text:span text:style-name="T4">Les différents types d’énergie</text:span></text:p>
          </table:table-cell>
          <table:covered-table-cell/>
          <table:covered-table-cell/>
          <table:covered-table-cell/>
        </table:table-row>
        <table:table-row table:style-name="TableLine94109752658048">
          <table:table-cell table:style-name="Tableau1.A2" table:number-columns-spanned="2" office:value-type="string">
            <text:p text:style-name="P16">Objectifs :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2"/>
          </table:table-cell>
          <table:covered-table-cell/>
        </table:table-row>
        <table:table-row table:style-name="TableLine94109752604016">
          <table:table-cell table:style-name="Tableau1.A3" table:number-columns-spanned="4" office:value-type="string">
            <text:p text:style-name="P3">Matériel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4" office:value-type="string">
            <text:p text:style-name="P11"/>
          </table:table-cell>
          <table:covered-table-cell/>
          <table:covered-table-cell/>
          <table:covered-table-cell/>
        </table:table-row>
        <table:table-row table:style-name="TableLine94109752656080">
          <table:table-cell table:style-name="Tableau1.A5" table:number-columns-spanned="4" office:value-type="string">
            <text:p text:style-name="P4">déroulement de la séance</text:p>
          </table:table-cell>
          <table:covered-table-cell/>
          <table:covered-table-cell/>
          <table:covered-table-cell/>
        </table:table-row>
        <table:table-row table:style-name="TableLine94109752691440">
          <table:table-cell table:style-name="Tableau1.A6" office:value-type="string">
            <text:p text:style-name="P12">Déroulement</text:p>
          </table:table-cell>
          <table:table-cell table:style-name="Tableau1.B6" table:number-columns-spanned="2" office:value-type="string">
            <text:p text:style-name="P12">Modalité</text:p>
          </table:table-cell>
          <table:covered-table-cell/>
          <table:table-cell table:style-name="Tableau1.D6" office:value-type="string">
            <text:p text:style-name="P12">Temps</text:p>
          </table:table-cell>
        </table:table-row>
        <table:table-row table:style-name="TableLine94109752693872">
          <table:table-cell table:style-name="Tableau1.A7" office:value-type="string">
            <text:p text:style-name="P9"><text:span text:style-name="T1">Mise </text:span><text:span text:style-name="T2">en place </text:span><text:span text:style-name="T3">et </text:span>Consignes</text:p>
          </table:table-cell>
          <table:table-cell table:style-name="Tableau1.B7" table:number-columns-spanned="2" office:value-type="string">
            <text:p text:style-name="P13">Toute la classe</text:p>
          </table:table-cell>
          <table:covered-table-cell/>
          <table:table-cell table:style-name="Tableau1.D7" office:value-type="string">
            <text:p text:style-name="P14">5-<text:span text:style-name="T3">10</text:span> min</text:p>
          </table:table-cell>
        </table:table-row>
        <table:table-row table:style-name="TableLine94109752696528">
          <table:table-cell table:style-name="Tableau1.A9" table:number-columns-spanned="4" office:value-type="string">
            <text:p text:style-name="P20">Bonjour à tous on commence notre premier chapitre de l’année : <text:span text:style-name="T5">Énergie et Énergies</text:span></text:p>
          </table:table-cell>
          <table:covered-table-cell/>
          <table:covered-table-cell/>
          <table:covered-table-cell/>
        </table:table-row>
        <table:table-row table:style-name="TableLine94109752697952">
          <table:table-cell table:style-name="Tableau1.A9" table:number-columns-spanned="4" office:value-type="string">
            <text:p text:style-name="P21">consignes chapitre</text:p>
          </table:table-cell>
          <table:covered-table-cell/>
          <table:covered-table-cell/>
          <table:covered-table-cell/>
        </table:table-row>
        <table:table-row table:style-name="TableLine94109752698576">
          <table:table-cell table:style-name="Tableau1.A15" table:number-columns-spanned="4" office:value-type="string">
            <text:p text:style-name="P22">Alors avant de commencer vous pensez que c’est quoi l’énergie, ça vient d’où et ça sert à quoi ?</text:p>
          </table:table-cell>
          <table:covered-table-cell/>
          <table:covered-table-cell/>
          <table:covered-table-cell/>
        </table:table-row>
        <table:table-row table:style-name="TableLine94109752700080">
          <table:table-cell table:style-name="Tableau1.A15" table:number-columns-spanned="4" office:value-type="string">
            <text:p text:style-name="P15">D<text:span text:style-name="T6">istribution et collage de l’activité. </text:span></text:p>
          </table:table-cell>
          <table:covered-table-cell/>
          <table:covered-table-cell/>
          <table:covered-table-cell/>
        </table:table-row>
        <table:table-row table:style-name="TableLine94109752700672">
          <table:table-cell table:style-name="Tableau1.A15" table:number-columns-spanned="4" office:value-type="string">
            <text:p text:style-name="P23">Vidéo</text:p>
          </table:table-cell>
          <table:covered-table-cell/>
          <table:covered-table-cell/>
          <table:covered-table-cell/>
        </table:table-row>
        <table:table-row table:style-name="TableLine94109752701648">
          <table:table-cell table:style-name="Tableau1.A15" table:number-columns-spanned="4" office:value-type="string">
            <text:p text:style-name="P24">Q1 seul / Q2 seul puis en binome /Q3 seul puis en binome</text:p>
          </table:table-cell>
          <table:covered-table-cell/>
          <table:covered-table-cell/>
          <table:covered-table-cell/>
        </table:table-row>
        <table:table-row table:style-name="TableLine94109752702352">
          <table:table-cell table:style-name="Tableau1.A15" table:number-columns-spanned="4" office:value-type="string">
            <text:p text:style-name="P25">Correction au tableau</text:p>
          </table:table-cell>
          <table:covered-table-cell/>
          <table:covered-table-cell/>
          <table:covered-table-cell/>
        </table:table-row>
        <table:table-row table:style-name="TableLine94109752703056">
          <table:table-cell table:style-name="Tableau1.A15" table:number-columns-spanned="4" office:value-type="string">
            <text:p text:style-name="P18">Le cours</text:p>
            <text:p text:style-name="P19"><text:a xlink:type="simple" xlink:href="https://www.youtube.com/watch?v=kCYyrkBjdv4&amp;" text:style-name="Internet_20_link" text:visited-style-name="Visited_20_Internet_20_Link">https://www.youtube.com/watch?v=kCYyrkBjdv4&amp;</text:a></text:p>
          </table:table-cell>
          <table:covered-table-cell/>
          <table:covered-table-cell/>
          <table:covered-table-cell/>
        </table:table-row>
        <table:table-row table:style-name="TableLine94109752703760">
          <table:table-cell table:style-name="Tableau1.A5" table:number-columns-spanned="4" office:value-type="string">
            <text:p text:style-name="P5">Devoirs</text:p>
          </table:table-cell>
          <table:covered-table-cell/>
          <table:covered-table-cell/>
          <table:covered-table-cell/>
        </table:table-row>
        <table:table-row table:style-name="TableLine94109752704464">
          <table:table-cell table:style-name="Tableau1.A17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  <table:table-row table:style-name="TableLine94109752706000">
          <table:table-cell table:style-name="Tableau1.A5" table:number-columns-spanned="4" office:value-type="string">
            <text:p text:style-name="P6">Trace écrite</text:p>
          </table:table-cell>
          <table:covered-table-cell/>
          <table:covered-table-cell/>
          <table:covered-table-cell/>
        </table:table-row>
        <table:table-row table:style-name="TableLine94109752706704">
          <table:table-cell table:style-name="Tableau1.A19" table:number-columns-spanned="4" office:value-type="string">
            <text:p text:style-name="P17">L’énergie peut prendre différentes formes comme :</text:p>
            <text:p text:style-name="P17">— L’énergie mécanique qui est associée au mouvement d’un objet ;</text:p>
            <text:p text:style-name="P17">— L’énergie chimique qui est associée aux transformations chimiques ;</text:p>
            <text:p text:style-name="P17">— L’énergie lumineuse (ou de rayonnement) qui est associée à la lumière ;</text:p>
            <text:p text:style-name="P17">— L’énergie thermique qui est associée à la chaleur ;</text:p>
            <text:p text:style-name="P17">— L’énergie nucléaire qui est associée aux réactions nucléaires ;</text:p>
            <text:p text:style-name="P17">Ces énergies sont soit</text:p>
            <text:p text:style-name="P17">— renouvelables (si elles sont inépuisables à l’échelle humaine)</text:p>
            <text:p text:style-name="P17">— non renouvelables autrement</text:p>
          </table:table-cell>
          <table:covered-table-cell/>
          <table:covered-table-cell/>
          <table:covered-table-cell/>
        </table:table-row>
      </table:table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rlito" svg:font-family="Carlito" style:font-adornments="Normal" style:font-family-generic="swiss" style:font-pitch="variable"/>
    <style:font-face style:name="Droid Sans Mono" svg:font-family="'Droid Sans Mono', monospace, monospace, 'Droid Sans Fallback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H30M31S</meta:editing-duration>
    <meta:editing-cycles>152</meta:editing-cycles>
    <meta:generator>LibreOffice/7.2.0.4$Linux_X86_64 LibreOffice_project/20$Build-4</meta:generator>
    <meta:creation-date>2021-02-11T10:59:54.903285377</meta:creation-date>
    <meta:initial-creator>J Cercy</meta:initial-creator>
    <dc:date>2021-09-12T23:32:19.096858430</dc:date>
    <meta:document-statistic meta:table-count="1" meta:image-count="0" meta:object-count="0" meta:page-count="1" meta:paragraph-count="31" meta:word-count="162" meta:character-count="1041" meta:non-whitespace-character-count="902"/>
  </office:meta>
</office:document-meta>
</file>